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4.67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7.052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in-height="1.251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14.923cm" svg:x="1.317cm" svg:y="2.587cm">
          <draw:text-box>
            <text:p><text:span text:style-name="T1">layoutMain</text:span></text:p>
          </draw:text-box>
        </draw:frame>
        <draw:frame draw:style-name="gr2" draw:text-style-name="P1" draw:layer="layout" svg:width="18.415cm" svg:height="1.588cm" svg:x="1.635cm" svg:y="3.539cm">
          <draw:text-box>
            <text:p><text:span text:style-name="T1">layoutFormHdr (contains lblFormName, _newRecFlag)</text:span></text:p>
          </draw:text-box>
        </draw:frame>
        <draw:frame draw:style-name="gr3" draw:text-style-name="P1" draw:layer="layout" svg:width="18.421cm" svg:height="7.302cm" svg:x="1.629cm" svg:y="5.445cm">
          <draw:text-box>
            <text:p><text:span text:style-name="T1">layoutForm</text:span></text:p>
          </draw:text-box>
        </draw:frame>
        <draw:frame draw:style-name="gr4" draw:text-style-name="P3" draw:layer="layout" svg:width="17.781cm" svg:height="3.493cm" svg:x="1.951cm" svg:y="7.532cm">
          <draw:text-box>
            <text:p text:style-name="P2"><text:span text:style-name="T2">layoutFormPages <text:s/></text:span><text:span text:style-name="T3">NEW</text:span></text:p>
          </draw:text-box>
        </draw:frame>
        <draw:frame draw:style-name="gr5" draw:text-style-name="P1" draw:layer="layout" svg:width="18.415cm" svg:height="2.858cm" svg:x="1.635cm" svg:y="13.029cm">
          <draw:text-box>
            <text:p><text:span text:style-name="T1">layoutButtons</text:span></text:p>
          </draw:text-box>
        </draw:frame>
        <draw:frame draw:style-name="gr6" draw:text-style-name="P1" draw:layer="layout" svg:width="18.415cm" svg:height="0.953cm" svg:x="1.635cm" svg:y="16.205cm">
          <draw:text-box>
            <text:p><text:span text:style-name="T1">_statusBar</text:span></text:p>
          </draw:text-box>
        </draw:frame>
        <draw:frame draw:style-name="gr7" draw:text-style-name="P3" draw:layer="layout" svg:width="17.78cm" svg:height="1.501cm" svg:x="1.952cm" svg:y="11.025cm">
          <draw:text-box>
            <text:p text:style-name="P2"><text:span text:style-name="T2">layoutFormFixedBottom <text:s/></text:span><text:span text:style-name="T3">NEW</text:span></text:p>
          </draw:text-box>
        </draw:frame>
        <draw:frame draw:style-name="gr8" draw:text-style-name="P3" draw:layer="layout" svg:width="17.78cm" svg:height="1.27cm" svg:x="1.952cm" svg:y="6.297cm">
          <draw:text-box>
            <text:p text:style-name="P2"><text:span text:style-name="T2">layoutFormFixedTop <text:s/></text:span><text:span text:style-name="T3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9T08:00:13.612268900</meta:creation-date>
    <meta:print-date>2025-11-09T18:28:41.804198600</meta:print-date>
    <dc:date>2025-11-09T18:35:07.574271600</dc:date>
    <meta:editing-duration>PT4M17S</meta:editing-duration>
    <meta:editing-cycles>2</meta:editing-cycles>
    <meta:generator>LibreOffice/25.8.2.2$Windows_X86_64 LibreOffice_project/d401f2107ccab8f924a8e2df40f573aab7605b6f</meta:generator>
    <meta:document-statistic meta:object-count="8"/>
  </office:meta>
</office:document-meta>
</file>